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18cm solid #333333" fo:border-right="none" fo:border-top="0.018cm solid #333333" fo:border-bottom="0.018cm solid #333333"/>
    </style:style>
    <style:style style:name="Tabla432.D1" style:family="table-cell">
      <style:table-cell-properties style:vertical-align="middle" fo:padding="0.097cm" fo:border="0.018cm solid #333333"/>
    </style:style>
    <style:style style:name="Tabla432.C2" style:family="table-cell">
      <style:table-cell-properties style:vertical-align="middle" fo:padding="0.097cm" fo:border-left="0.018cm solid #333333" fo:border-right="none" fo:border-top="none" fo:border-bottom="0.018cm solid #333333"/>
    </style:style>
    <style:style style:name="Tabla432.D2" style:family="table-cell">
      <style:table-cell-properties style:vertical-align="middle" fo:padding="0.097cm" fo:border-left="0.018cm solid #333333" fo:border-right="0.018cm solid #333333" fo:border-top="none" fo:border-bottom="0.018cm solid #333333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7.D1" style:family="table-cell">
      <style:table-cell-properties style:vertical-align="middle" fo:padding="0.097cm" fo:border="0.018cm solid #666666"/>
    </style:style>
    <style:style style:name="Tabla419" style:family="table">
      <style:table-properties style:width="12.49cm" fo:margin-left="0cm" fo:margin-right="0.36cm" table:align="margins"/>
    </style:style>
    <style:style style:name="Tabla419.A" style:family="table-column">
      <style:table-column-properties style:column-width="1.97cm" style:rel-column-width="10337*"/>
    </style:style>
    <style:style style:name="Tabla419.B" style:family="table-column">
      <style:table-column-properties style:column-width="2.494cm" style:rel-column-width="13086*"/>
    </style:style>
    <style:style style:name="Tabla419.C" style:family="table-column">
      <style:table-column-properties style:column-width="3.969cm" style:rel-column-width="20823*"/>
    </style:style>
    <style:style style:name="Tabla419.D" style:family="table-column">
      <style:table-column-properties style:column-width="4.057cm" style:rel-column-width="21289*"/>
    </style:style>
    <style:style style:name="Tabla41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9.D1" style:family="table-cell">
      <style:table-cell-properties style:vertical-align="middle" fo:padding="0.097cm" fo:border="0.018cm solid #666666"/>
    </style:style>
    <style:style style:name="Tabla41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9.D1" style:family="table-cell">
      <style:table-cell-properties fo:padding="0.097cm" fo:border="0.018cm solid #666666"/>
    </style:style>
    <style:style style:name="Tabla7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9.C2" style:family="table-cell">
      <style:table-cell-properties fo:padding="0.097cm" fo:border-left="0.018cm solid #666666" fo:border-right="none" fo:border-top="none" fo:border-bottom="0.018cm solid #666666"/>
    </style:style>
    <style:style style:name="Tabla7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.D1" style:family="table-cell">
      <style:table-cell-properties fo:padding="0.097cm" fo:border="0.018cm solid #666666"/>
    </style:style>
    <style:style style:name="Tabla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4.D1" style:family="table-cell">
      <style:table-cell-properties style:vertical-align="middle" fo:padding="0.097cm" fo:border="0.018cm solid #666666"/>
    </style:style>
    <style:style style:name="Tabla26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6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48.D1" style:family="table-cell">
      <style:table-cell-properties fo:padding="0.097cm" fo:border="0.018cm solid #666666"/>
    </style:style>
    <style:style style:name="Tabla248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69cm" style:rel-column-width="10305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7cm" style:rel-column-width="21397*"/>
    </style:style>
    <style:style style:name="Tabla2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9.D1" style:family="table-cell">
      <style:table-cell-properties style:vertical-align="middle" fo:padding="0.097cm" fo:border="0.018cm solid #666666"/>
    </style:style>
    <style:style style:name="Tabla24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45" style:family="table">
      <style:table-properties style:width="12.52cm" fo:margin-left="0.007cm" fo:margin-right="0.323cm" table:align="margins"/>
    </style:style>
    <style:style style:name="Tabla145.A" style:family="table-column">
      <style:table-column-properties style:column-width="1.977cm" style:rel-column-width="10350*"/>
    </style:style>
    <style:style style:name="Tabla145.B" style:family="table-column">
      <style:table-column-properties style:column-width="2.54cm" style:rel-column-width="13295*"/>
    </style:style>
    <style:style style:name="Tabla145.C" style:family="table-column">
      <style:table-column-properties style:column-width="3.935cm" style:rel-column-width="20598*"/>
    </style:style>
    <style:style style:name="Tabla145.D" style:family="table-column">
      <style:table-column-properties style:column-width="4.068cm" style:rel-column-width="21292*"/>
    </style:style>
    <style:style style:name="Tabla1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5.D1" style:family="table-cell">
      <style:table-cell-properties style:vertical-align="middle" fo:padding="0.097cm" fo:border="0.018cm solid #666666"/>
    </style:style>
    <style:style style:name="Tabla294" style:family="table">
      <style:table-properties style:width="12.49cm" fo:margin-left="0cm" fo:margin-right="0.36cm" table:align="margins"/>
    </style:style>
    <style:style style:name="Tabla294.A" style:family="table-column">
      <style:table-column-properties style:column-width="1.972cm" style:rel-column-width="10347*"/>
    </style:style>
    <style:style style:name="Tabla294.B" style:family="table-column">
      <style:table-column-properties style:column-width="2.54cm" style:rel-column-width="13327*"/>
    </style:style>
    <style:style style:name="Tabla294.C" style:family="table-column">
      <style:table-column-properties style:column-width="3.923cm" style:rel-column-width="20583*"/>
    </style:style>
    <style:style style:name="Tabla294.D" style:family="table-column">
      <style:table-column-properties style:column-width="4.055cm" style:rel-column-width="21278*"/>
    </style:style>
    <style:style style:name="Tabla2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4.D1" style:family="table-cell">
      <style:table-cell-properties style:vertical-align="middle" fo:padding="0.097cm" fo:border="0.018cm solid #666666"/>
    </style:style>
    <style:style style:name="Tabla29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2cm" style:rel-column-width="1034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6cm" style:rel-column-width="2129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C2" style:family="table-cell">
      <style:table-cell-properties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" style:family="table">
      <style:table-properties style:width="12.518cm" fo:margin-left="0cm" fo:margin-right="0.332cm" table:align="margins"/>
    </style:style>
    <style:style style:name="Tabla1.A" style:family="table-column">
      <style:table-column-properties style:column-width="1.972cm" style:rel-column-width="10323*"/>
    </style:style>
    <style:style style:name="Tabla1.B" style:family="table-column">
      <style:table-column-properties style:column-width="2.494cm" style:rel-column-width="13057*"/>
    </style:style>
    <style:style style:name="Tabla1.C" style:family="table-column">
      <style:table-column-properties style:column-width="3.969cm" style:rel-column-width="20776*"/>
    </style:style>
    <style:style style:name="Tabla1.D" style:family="table-column">
      <style:table-column-properties style:column-width="4.083cm" style:rel-column-width="21379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Ari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22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29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8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39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40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41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42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43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46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7" style:family="paragraph" style:parent-style-name="Standard">
      <style:paragraph-properties fo:line-height="100%"/>
    </style:style>
    <style:style style:name="P48" style:family="paragraph" style:parent-style-name="Standard">
      <style:paragraph-properties fo:line-height="100%" fo:text-align="center" style:justify-single-word="false"/>
    </style:style>
    <style:style style:name="P49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50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5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55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56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57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58" style:family="paragraph" style:parent-style-name="Standard">
      <style:paragraph-properties fo:line-height="100%" fo:break-before="page"/>
    </style:style>
    <style:style style:name="P59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60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61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63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4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73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76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82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85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86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87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90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91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93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97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99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0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05" style:family="paragraph" style:parent-style-name="Table_20_Contents">
      <style:paragraph-properties fo:line-height="100%"/>
      <style:text-properties style:font-name-asian="Arial" style:font-size-asian="10pt"/>
    </style:style>
    <style:style style:name="P106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07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12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4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1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1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19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21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23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124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line-height="100%"/>
    </style:style>
    <style:style style:name="P126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12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12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13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131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132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33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134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35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6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7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39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40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43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5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46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147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148" style:family="paragraph" style:parent-style-name="Standard">
      <style:paragraph-properties fo:line-height="100%"/>
      <style:text-properties style:font-name="Arial"/>
    </style:style>
    <style:style style:name="P149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50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51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2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3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4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5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6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7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8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9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0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2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67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168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9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70" style:family="paragraph" style:parent-style-name="Standard">
      <style:paragraph-properties fo:line-height="100%"/>
    </style:style>
    <style:style style:name="P171" style:family="paragraph" style:parent-style-name="Standard">
      <style:paragraph-properties fo:line-height="100%" fo:text-align="center" style:justify-single-word="false"/>
    </style:style>
    <style:style style:name="P172" style:family="paragraph" style:parent-style-name="Standard">
      <style:paragraph-properties fo:line-height="100%" fo:text-align="start" style:justify-single-word="false"/>
    </style:style>
    <style:style style:name="P173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78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180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81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82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8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8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9" style:family="paragraph" style:parent-style-name="Standard">
      <style:paragraph-properties fo:line-height="100%" fo:break-before="page"/>
    </style:style>
    <style:style style:name="P190" style:family="paragraph" style:parent-style-name="Standard">
      <style:paragraph-properties fo:line-height="100%" fo:break-before="page"/>
      <style:text-properties style:font-name="Arial"/>
    </style:style>
    <style:style style:name="P191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192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193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95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196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7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98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99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00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01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2" style:family="paragraph" style:parent-style-name="Text_20_body">
      <style:paragraph-properties fo:line-height="100%"/>
      <style:text-properties style:font-name="Arial"/>
    </style:style>
    <style:style style:name="P2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204" style:family="paragraph" style:parent-style-name="Text_20_body">
      <style:paragraph-properties fo:line-height="100%" fo:text-align="center" style:justify-single-word="false"/>
    </style:style>
    <style:style style:name="P205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0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1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1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3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17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18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221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22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2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224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229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23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231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23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23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234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36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37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38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39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240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24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244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245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46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47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8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49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50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251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25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53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54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5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257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258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5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26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262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3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6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7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8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269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270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27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272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3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7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75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76" style:family="paragraph" style:parent-style-name="Table_20_Contents">
      <style:paragraph-properties fo:line-height="100%"/>
    </style:style>
    <style:style style:name="P277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9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280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281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282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83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84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8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87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8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size="11pt" style:font-name-asian="Hiragino Maru Gothic Pro" style:font-size-asian="11pt" style:font-size-complex="11pt"/>
    </style:style>
    <style:style style:name="T29" style:family="text">
      <style:text-properties style:use-window-font-color="true" fo:font-size="10pt" style:font-name-asian="Arial" style:font-size-asian="10pt" style:font-name-complex="ArialMT" style:font-size-complex="10pt"/>
    </style:style>
    <style:style style:name="T30" style:family="text">
      <style:text-properties style:use-window-font-color="true" fo:background-color="transparent"/>
    </style:style>
    <style:style style:name="T31" style:family="text">
      <style:text-properties fo:color="#ff0000"/>
    </style:style>
    <style:style style:name="T32" style:family="text">
      <style:text-properties fo:color="#000000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style:font-style-asian="normal" style:font-style-complex="normal"/>
    </style:style>
    <style:style style:name="T38" style:family="text">
      <style:text-properties fo:color="#000000" fo:font-size="12pt" style:font-name-asian="Hiragino Maru Gothic Pro" style:font-size-asian="12pt" style:font-size-complex="12pt"/>
    </style:style>
    <style:style style:name="T39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fo:font-size="10pt" style:font-name-asian="Arial" style:font-size-asian="10pt" style:font-size-complex="10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48" style:family="text">
      <style:text-properties fo:color="#000000" style:font-name="Arial" style:font-name-asian="Arial"/>
    </style:style>
    <style:style style:name="T49" style:family="text">
      <style:text-properties fo:color="#000000" fo:font-size="11pt" style:font-name-asian="Hiragino Maru Gothic Pro" style:font-size-asian="11pt" style:font-size-complex="11pt"/>
    </style:style>
    <style:style style:name="T50" style:family="text">
      <style:text-properties fo:color="#000000" fo:font-size="9pt" style:font-size-asian="9pt" style:font-size-complex="9pt"/>
    </style:style>
    <style:style style:name="T51" style:family="text">
      <style:text-properties fo:color="#800000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weight-asian="bold" style:font-weight-complex="bold"/>
    </style:style>
    <style:style style:name="T54" style:family="text">
      <style:text-properties fo:color="#808080" fo:font-weight="bold" style:font-weight-asian="bold" style:font-name-complex="ArialMT" style:font-weight-complex="bold"/>
    </style:style>
    <style:style style:name="T55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6" style:family="text">
      <style:text-properties fo:color="#808080" fo:font-weight="normal" style:font-weight-asian="normal" style:font-name-complex="ArialMT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text-underline-style="none"/>
    </style:style>
    <style:style style:name="T59" style:family="text">
      <style:text-properties fo:font-size="12pt" style:font-name-asian="Hiragino Maru Gothic Pro" style:font-size-asian="12pt" style:font-size-complex="12pt"/>
    </style:style>
    <style:style style:name="T60" style:family="text">
      <style:text-properties fo:font-size="12pt" style:font-name-asian="Hiragino Maru Gothic Pro" style:font-size-asian="12pt" style:font-name-complex="HiraKakuProN-W3" style:font-size-complex="12pt"/>
    </style:style>
    <style:style style:name="T61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2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3" style:family="text">
      <style:text-properties fo:font-size="12pt" fo:font-style="normal" style:font-name-asian="Hiragino Maru Gothic Pro" style:font-size-asian="12pt" style:font-style-asian="normal" style:font-size-complex="12pt" style:font-style-complex="normal"/>
    </style:style>
    <style:style style:name="T64" style:family="text">
      <style:text-properties style:font-name="Arial" fo:font-size="10pt" style:font-name-asian="Arial" style:font-size-asian="10pt" style:font-size-complex="10pt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0pt" style:font-size-complex="10pt"/>
    </style:style>
    <style:style style:name="T67" style:family="text">
      <style:text-properties style:font-name="Arial" fo:font-size="12pt" style:font-name-asian="Hiragino Maru Gothic Pro" style:font-size-asian="12pt" style:font-size-complex="12pt"/>
    </style:style>
    <style:style style:name="T68" style:family="text">
      <style:text-properties style:font-name="Arial" style:font-name-asian="Arial"/>
    </style:style>
    <style:style style:name="T69" style:family="text">
      <style:text-properties style:font-name="Arial" style:font-name-asian="Arial" style:font-name-complex="Arial2"/>
    </style:style>
    <style:style style:name="T70" style:family="text">
      <style:text-properties style:font-name="Arial" fo:font-style="italic" style:font-name-asian="Arial" style:font-style-asian="italic" style:font-style-complex="italic"/>
    </style:style>
    <style:style style:name="T71" style:family="text">
      <style:text-properties style:font-name="Arial" fo:font-style="italic" style:font-style-asian="italic" style:font-style-complex="italic"/>
    </style:style>
    <style:style style:name="T72" style:family="text">
      <style:text-properties style:font-name="Arial" fo:font-style="normal" style:font-style-asian="normal" style:font-style-complex="normal"/>
    </style:style>
    <style:style style:name="T73" style:family="text">
      <style:text-properties style:font-name="Arial" fo:font-size="9pt" style:font-name-asian="Arial" style:font-size-asian="9pt" style:font-size-complex="9pt"/>
    </style:style>
    <style:style style:name="T74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75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76" style:family="text">
      <style:text-properties style:font-name="Arial" fo:font-size="11pt" style:font-name-asian="Hiragino Maru Gothic Pro" style:font-size-asian="11pt" style:font-size-complex="11pt"/>
    </style:style>
    <style:style style:name="T77" style:family="text">
      <style:text-properties style:font-name="Hiragino Maru Gothic Pro" style:font-name-asian="Hiragino Maru Gothic Pro"/>
    </style:style>
    <style:style style:name="T78" style:family="text">
      <style:text-properties style:font-name="Hiragino Maru Gothic Pro" fo:font-size="12pt" style:font-name-asian="Hiragino Maru Gothic Pro" style:font-size-asian="12pt" style:font-size-complex="12pt"/>
    </style:style>
    <style:style style:name="T79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0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1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2" style:family="text">
      <style:text-properties style:font-name="Hiragino Maru Gothic Pro" fo:font-style="normal" style:font-name-asian="Arial" style:font-style-asian="normal" style:font-style-complex="normal"/>
    </style:style>
    <style:style style:name="T83" style:family="text">
      <style:text-properties style:font-name="Hiragino Maru Gothic Pro" fo:font-size="11pt" style:font-name-asian="Hiragino Maru Gothic Pro" style:font-size-asian="11pt" style:font-size-complex="11pt"/>
    </style:style>
    <style:style style:name="T84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85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font-name-asian="Hiragino Maru Gothic Pro"/>
    </style:style>
    <style:style style:name="T87" style:family="text">
      <style:text-properties style:font-name-asian="Hiragino Maru Gothic Pro" style:font-size-asian="11pt"/>
    </style:style>
    <style:style style:name="T88" style:family="text">
      <style:text-properties style:font-name-asian="Arial"/>
    </style:style>
    <style:style style:name="T89" style:family="text">
      <style:text-properties fo:color="#4c4c4c" fo:font-size="12pt" style:font-name-asian="Hiragino Maru Gothic Pro" style:font-size-asian="12pt" style:font-size-complex="12pt"/>
    </style:style>
    <style:style style:name="T90" style:family="text">
      <style:text-properties fo:font-size="11pt" style:font-name-asian="Hiragino Maru Gothic Pro" style:font-size-asian="11pt" style:font-size-complex="11pt"/>
    </style:style>
    <style:style style:name="T91" style:family="text">
      <style:text-properties fo:font-size="11pt" style:font-size-asian="11pt" style:font-size-complex="11pt"/>
    </style:style>
    <style:style style:name="T92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3" style:family="text">
      <style:text-properties fo:color="#ff3333"/>
    </style:style>
    <style:style style:name="T94" style:family="text">
      <style:text-properties fo:color="#ff3333" fo:font-size="12pt" style:font-name-asian="Hiragino Maru Gothic Pro" style:font-size-asian="12pt" style:font-size-complex="12pt"/>
    </style:style>
    <style:style style:name="T95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6" style:family="text">
      <style:text-properties fo:color="#ff3333" fo:font-weight="normal" style:font-weight-asian="normal" style:font-weight-complex="normal"/>
    </style:style>
    <style:style style:name="T97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8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99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font-name="Arial2" fo:font-style="italic" style:font-style-asian="italic" style:font-style-complex="italic"/>
    </style:style>
    <style:style style:name="T102" style:family="text">
      <style:text-properties fo:font-size="8pt" style:font-size-asian="8pt" style:font-size-complex="8pt"/>
    </style:style>
    <style:style style:name="T103" style:family="text">
      <style:text-properties style:font-name-complex="Arial2"/>
    </style:style>
    <style:style style:name="T104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05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06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07" style:family="text">
      <style:text-properties fo:font-size="9pt" style:font-size-asian="9pt" style:font-size-complex="9pt"/>
    </style:style>
    <style:style style:name="T108" style:family="text">
      <style:text-properties fo:font-size="9pt" fo:font-weight="normal" style:font-size-asian="9pt" style:font-weight-asian="normal" style:font-size-complex="9pt" style:font-weight-complex="normal"/>
    </style:style>
    <style:style style:name="T109" style:family="text">
      <style:text-properties fo:font-size="9pt" fo:font-style="italic" style:font-size-asian="9pt" style:font-style-asian="italic" style:font-size-complex="9pt" style:font-style-complex="italic"/>
    </style:style>
    <style:style style:name="T11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1" style:family="text">
      <style:text-properties fo:font-size="9pt" style:font-name-asian="Arial" style:font-size-asian="9pt" style:font-size-complex="9pt"/>
    </style:style>
    <style:style style:name="T112" style:family="text">
      <style:text-properties fo:color="#000066" style:font-name="Arial" fo:font-size="9pt" style:font-name-asian="Arial" style:font-size-asian="9pt" style:font-size-complex="9pt"/>
    </style:style>
    <style:style style:name="T113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14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15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6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26">CONCEPTOS ELEVADOS - FILOSOFÍA</text:p>
      <text:p text:style-name="P47"/>
      <text:p text:style-name="P1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table:number-rows-spanned="2" office:value-type="string">
            <text:p text:style-name="P77">和</text:p>
          </table:table-cell>
          <table:table-cell table:style-name="Tabla432.A1" table:number-rows-spanned="2" office:value-type="string">
            <text:p text:style-name="P100">ワ</text:p>
          </table:table-cell>
          <table:table-cell table:style-name="Tabla432.A1" office:value-type="string">
            <text:p text:style-name="P69"><text:ruby text:style-name="Ru1"><text:ruby-base><text:span text:style-name="T83">和</text:span></text:ruby-base><text:ruby-text>わ</text:ruby-text></text:ruby><text:span text:style-name="T107"> <text:s text:c="23"/>armonía</text:span></text:p>
          </table:table-cell>
          <table:table-cell table:style-name="Tabla432.D1" office:value-type="string">
            <text:p text:style-name="P92"><text:ruby text:style-name="Ru1"><text:ruby-base><text:span text:style-name="T83">和</text:span></text:ruby-base><text:ruby-text>わ</text:ruby-text></text:ruby><text:ruby text:style-name="Ru1"><text:ruby-base><text:span text:style-name="T83">風</text:span></text:ruby-base><text:ruby-text>ふう</text:ruby-text></text:ruby><text:span text:style-name="T83">な</text:span><text:span text:style-name="T107"> <text:s text:c="2"/>de estilo japonés </text:span></text:p>
          </table:table-cell>
        </table:table-row>
        <table:table-row>
          <table:covered-table-cell/>
          <table:covered-table-cell/>
          <table:table-cell table:style-name="Tabla432.C2" office:value-type="string">
            <text:p text:style-name="P69"><text:ruby text:style-name="Ru1"><text:ruby-base><text:span text:style-name="T76">平</text:span></text:ruby-base><text:ruby-text>へい</text:ruby-text></text:ruby><text:ruby text:style-name="Ru1"><text:ruby-base><text:span text:style-name="T76">和</text:span></text:ruby-base><text:ruby-text>わ</text:ruby-text></text:ruby><text:span text:style-name="T73"> <text:s text:c="25"/>paz</text:span></text:p>
          </table:table-cell>
          <table:table-cell table:style-name="Tabla432.D2" office:value-type="string">
            <text:p text:style-name="P69"><text:ruby text:style-name="Ru1"><text:ruby-base><text:span text:style-name="T83">和</text:span></text:ruby-base><text:ruby-text>わ</text:ruby-text></text:ruby><text:ruby text:style-name="Ru1"><text:ruby-base><text:span text:style-name="T83">式</text:span></text:ruby-base><text:ruby-text>しき</text:ruby-text></text:ruby><text:span text:style-name="T90"> </text:span><text:span text:style-name="T107"><text:s text:c="11"/>estilo japonés</text:span></text:p>
          </table:table-cell>
        </table:table-row>
      </table:table>
      <text:p text:style-name="P1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77">福</text:p>
          </table:table-cell>
          <table:table-cell table:style-name="Tabla407.A1" office:value-type="string">
            <text:p text:style-name="P100">フク</text:p>
          </table:table-cell>
          <table:table-cell table:style-name="Tabla407.A1" office:value-type="string">
            <text:p text:style-name="P69"><text:ruby text:style-name="Ru1"><text:ruby-base><text:span text:style-name="T83">福</text:span></text:ruby-base><text:ruby-text>ふく</text:ruby-text></text:ruby><text:span text:style-name="T107"> <text:s text:c="14"/>buena fortuna</text:span></text:p>
          </table:table-cell>
          <table:table-cell table:style-name="Tabla407.D1" office:value-type="string">
            <text:p text:style-name="P129"><text:ruby text:style-name="Ru1"><text:ruby-base><text:span text:style-name="T90">福</text:span></text:ruby-base><text:ruby-text>ふく</text:ruby-text></text:ruby><text:ruby text:style-name="Ru1"><text:ruby-base><text:span text:style-name="T90">引</text:span></text:ruby-base><text:ruby-text>び</text:ruby-text></text:ruby><text:span text:style-name="T90">き</text:span><text:span text:style-name="T73"> <text:s text:c="8"/>sorteo, bingo</text:span></text:p>
          </table:table-cell>
        </table:table-row>
      </table:table>
      <text:p text:style-name="P48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table:number-rows-spanned="2" office:value-type="string">
            <text:p text:style-name="P77">由</text:p>
          </table:table-cell>
          <table:table-cell table:style-name="Tabla419.A1" table:number-rows-spanned="2" office:value-type="string">
            <text:p text:style-name="P83">ユウ</text:p>
          </table:table-cell>
          <table:table-cell table:style-name="Tabla419.A1" office:value-type="string">
            <text:p text:style-name="P69"><text:ruby text:style-name="Ru1"><text:ruby-base><text:span text:style-name="T83">由</text:span></text:ruby-base><text:ruby-text>ゆう</text:ruby-text></text:ruby><text:span text:style-name="T107"> <text:s text:c="26"/></text:span><text:span text:style-name="T113">causa</text:span></text:p>
          </table:table-cell>
          <table:table-cell table:style-name="Tabla419.D1" office:value-type="string">
            <text:p text:style-name="P69"><text:ruby text:style-name="Ru1"><text:ruby-base><text:span text:style-name="T83">自</text:span></text:ruby-base><text:ruby-text>じ</text:ruby-text></text:ruby><text:ruby text:style-name="Ru1"><text:ruby-base><text:span text:style-name="T83">由</text:span></text:ruby-base><text:ruby-text>ゆう</text:ruby-text></text:ruby><text:span text:style-name="T107"> <text:s text:c="21"/>libertad</text:span></text:p>
          </table:table-cell>
        </table:table-row>
        <table:table-row>
          <table:covered-table-cell/>
          <table:covered-table-cell/>
          <table:table-cell table:style-name="Tabla419.C2" office:value-type="string">
            <text:p text:style-name="P92"><text:ruby text:style-name="Ru1"><text:ruby-base><text:span text:style-name="T90">理</text:span></text:ruby-base><text:ruby-text>り</text:ruby-text></text:ruby><text:ruby text:style-name="Ru1"><text:ruby-base><text:span text:style-name="T83">由</text:span></text:ruby-base><text:ruby-text>ゆう</text:ruby-text></text:ruby><text:span text:style-name="T107"> <text:s text:c="11"/>causa, razón</text:span></text:p>
          </table:table-cell>
          <table:table-cell table:style-name="Tabla419.D2" office:value-type="string">
            <text:p text:style-name="P69"/>
          </table:table-cell>
        </table:table-row>
      </table:table>
      <text:p text:style-name="P1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header-rows>
          <table:table-row>
            <table:table-cell table:style-name="Tabla79.A1" table:number-rows-spanned="2" office:value-type="string">
              <text:p text:style-name="P77">天</text:p>
            </table:table-cell>
            <table:table-cell table:style-name="Tabla79.A1" office:value-type="string">
              <text:p text:style-name="P83">テン</text:p>
            </table:table-cell>
            <table:table-cell table:style-name="Tabla79.C1" office:value-type="string">
              <text:p text:style-name="P75"><text:ruby text:style-name="Ru1"><text:ruby-base><text:span text:style-name="T90">天</text:span></text:ruby-base><text:ruby-text>てん</text:ruby-text></text:ruby><text:span text:style-name="T107">　 <text:s text:c="20"/>el Cielo</text:span></text:p>
            </table:table-cell>
            <table:table-cell table:style-name="Tabla79.D1" office:value-type="string">
              <text:p text:style-name="P132"><text:ruby text:style-name="Ru1"><text:ruby-base><text:span text:style-name="T90">天</text:span></text:ruby-base><text:ruby-text>てん</text:ruby-text></text:ruby><text:ruby text:style-name="Ru1"><text:ruby-base><text:span text:style-name="T90">使</text:span></text:ruby-base><text:ruby-text>し</text:ruby-text></text:ruby><text:span text:style-name="T107"> <text:s text:c="24"/>ángel</text:span></text:p>
            </table:table-cell>
          </table:table-row>
        </table:table-header-rows>
        <table:table-row>
          <table:covered-table-cell/>
          <table:table-cell table:style-name="Tabla79.B2" office:value-type="string">
            <text:p text:style-name="P83">あま</text:p>
          </table:table-cell>
          <table:table-cell table:style-name="Tabla79.C2" office:value-type="string">
            <text:p text:style-name="P75"><text:ruby text:style-name="Ru1"><text:ruby-base><text:span text:style-name="T90">天</text:span></text:ruby-base><text:ruby-text>あま</text:ruby-text></text:ruby><text:span text:style-name="T90">の</text:span><text:ruby text:style-name="Ru1"><text:ruby-base><text:span text:style-name="T28">川</text:span></text:ruby-base><text:ruby-text>がわ</text:ruby-text></text:ruby><text:span text:style-name="T107"> <text:s text:c="11"/>vía láctea</text:span></text:p>
          </table:table-cell>
          <table:table-cell table:style-name="Tabla79.D2" office:value-type="string">
            <text:p text:style-name="P131"/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77">神</text:p>
          </table:table-cell>
          <table:table-cell table:style-name="Tabla3.A1" office:value-type="string">
            <text:p text:style-name="P83">かみ</text:p>
          </table:table-cell>
          <table:table-cell table:style-name="Tabla3.C1" office:value-type="string">
            <text:p text:style-name="P125"><text:ruby text:style-name="Ru1"><text:ruby-base><text:span text:style-name="T83">神</text:span></text:ruby-base><text:ruby-text>かみ</text:ruby-text></text:ruby><text:span text:style-name="T73"> <text:s text:c="29"/>Dios <text:s text:c="9"/></text:span></text:p>
          </table:table-cell>
          <table:table-cell table:style-name="Tabla3.D1" office:value-type="string">
            <text:p text:style-name="P69"/>
          </table:table-cell>
        </table:table-row>
        <table:table-row>
          <table:covered-table-cell/>
          <table:table-cell table:style-name="Tabla3.B2" table:number-rows-spanned="2" office:value-type="string">
            <text:p text:style-name="P83">シン · ジン</text:p>
          </table:table-cell>
          <table:table-cell table:style-name="Tabla3.B2" office:value-type="string">
            <text:p text:style-name="P69"><text:ruby text:style-name="Ru1"><text:ruby-base><text:span text:style-name="T19">神</text:span></text:ruby-base><text:ruby-text>じん</text:ruby-text></text:ruby><text:ruby text:style-name="Ru1"><text:ruby-base><text:span text:style-name="T83">社</text:span></text:ruby-base><text:ruby-text>じゃ</text:ruby-text></text:ruby><text:span text:style-name="T107"> <text:s text:c="6"/>santuario Shinto</text:span></text:p>
          </table:table-cell>
          <table:table-cell table:style-name="Tabla3.D2" office:value-type="string">
            <text:p text:style-name="P106"><text:ruby text:style-name="Ru1"><text:ruby-base><text:span text:style-name="T105">神</text:span></text:ruby-base><text:ruby-text>じん</text:ruby-text></text:ruby><text:ruby text:style-name="Ru1"><text:ruby-base><text:span text:style-name="T105">前</text:span></text:ruby-base><text:ruby-text>ぜん</text:ruby-text></text:ruby><text:ruby text:style-name="Ru1"><text:ruby-base><text:span text:style-name="T105">式</text:span></text:ruby-base><text:ruby-text>しき</text:ruby-text></text:ruby><text:span text:style-name="T106">　</text:span></text:p>
            <text:p text:style-name="P208"><text:s text:c="10"/>ceremonia Shintoísta</text:p>
          </table:table-cell>
        </table:table-row>
        <table:table-row>
          <table:covered-table-cell/>
          <table:covered-table-cell/>
          <table:table-cell table:style-name="Tabla3.B2" office:value-type="string">
            <text:p text:style-name="P69"><text:ruby text:style-name="Ru1"><text:ruby-base><text:span text:style-name="T83">神</text:span></text:ruby-base><text:ruby-text>しん</text:ruby-text></text:ruby><text:ruby text:style-name="Ru1"><text:ruby-base><text:span text:style-name="T83">話</text:span></text:ruby-base><text:ruby-text>わ</text:ruby-text></text:ruby><text:span text:style-name="T107"> <text:s text:c="25"/>mito</text:span></text:p>
          </table:table-cell>
          <table:table-cell table:style-name="Tabla3.D2" office:value-type="string">
            <text:p text:style-name="P6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3" office:value-type="string">
            <text:p text:style-name="P77">化</text:p>
          </table:table-cell>
          <table:table-cell table:style-name="Tabla264.A1" table:number-rows-spanned="2" office:value-type="string">
            <text:p text:style-name="P101">カ</text:p>
          </table:table-cell>
          <table:table-cell table:style-name="Tabla264.A1" office:value-type="string">
            <text:p text:style-name="P93"><text:ruby text:style-name="Ru1"><text:ruby-base><text:span text:style-name="T90">文</text:span></text:ruby-base><text:ruby-text>ぶん</text:ruby-text></text:ruby><text:ruby text:style-name="Ru1"><text:ruby-base><text:span text:style-name="T90">化</text:span></text:ruby-base><text:ruby-text>か</text:ruby-text></text:ruby><text:span text:style-name="T107"> <text:s text:c="21"/>cultura</text:span></text:p>
          </table:table-cell>
          <table:table-cell table:style-name="Tabla264.D1" office:value-type="string">
            <text:p text:style-name="P92"><text:ruby text:style-name="Ru1"><text:ruby-base><text:span text:style-name="T92">化</text:span></text:ruby-base><text:ruby-text>か</text:ruby-text></text:ruby><text:ruby text:style-name="Ru1"><text:ruby-base><text:span text:style-name="T92">学</text:span></text:ruby-base><text:ruby-text>がく</text:ruby-text></text:ruby><text:span text:style-name="T108"> <text:s text:c="21"/>química</text:span></text:p>
          </table:table-cell>
        </table:table-row>
        <table:table-row>
          <table:covered-table-cell/>
          <table:covered-table-cell/>
          <table:table-cell table:style-name="Tabla264.C2" office:value-type="string">
            <text:p text:style-name="P93"><text:ruby text:style-name="Ru1"><text:ruby-base><text:span text:style-name="T83">消</text:span></text:ruby-base><text:ruby-text>しょう</text:ruby-text></text:ruby><text:ruby text:style-name="Ru1"><text:ruby-base><text:span text:style-name="T83">化</text:span></text:ruby-base><text:ruby-text>か</text:ruby-text></text:ruby><text:span text:style-name="T107"> <text:s text:c="15"/>digestión</text:span></text:p>
          </table:table-cell>
          <table:table-cell table:style-name="Tabla264.D2" office:value-type="string">
            <text:p text:style-name="P95"><text:ruby text:style-name="Ru1"><text:ruby-base><text:span text:style-name="T83">消</text:span></text:ruby-base><text:ruby-text>しょう</text:ruby-text></text:ruby><text:ruby text:style-name="Ru1"><text:ruby-base><text:span text:style-name="T83">化</text:span></text:ruby-base><text:ruby-text>か</text:ruby-text></text:ruby><text:span text:style-name="T83">する</text:span><text:span text:style-name="T107"> <text:s text:c="3"/></text:span></text:p>
            <text:p text:style-name="P104"><text:s text:c="15"/>hacer la digestión</text:p>
          </table:table-cell>
        </table:table-row>
        <table:table-row>
          <table:covered-table-cell/>
          <table:table-cell table:style-name="Tabla264.C2" office:value-type="string">
            <text:p text:style-name="P101">ば</text:p>
          </table:table-cell>
          <table:table-cell table:style-name="Tabla264.C2" office:value-type="string">
            <text:p text:style-name="P95"><text:ruby text:style-name="Ru1"><text:ruby-base><text:span text:style-name="T90">化</text:span></text:ruby-base><text:ruby-text>ば</text:ruby-text></text:ruby><text:span text:style-name="T90">ける</text:span><text:span text:style-name="T107"> <text:s text:c="5"/>transformarse <text:s text:c="2"/></text:span></text:p>
            <text:p text:style-name="P104"><text:s text:c="9"/>(físicamente, magia)</text:p>
          </table:table-cell>
          <table:table-cell table:style-name="Tabla264.D2" office:value-type="string">
            <text:p text:style-name="P103"><text:ruby text:style-name="Ru1"><text:ruby-base><text:span text:style-name="T86">化</text:span></text:ruby-base><text:ruby-text>ば</text:ruby-text></text:ruby><text:span text:style-name="T86">かす</text:span></text:p>
            <text:p text:style-name="P104"><text:s text:c="14"/>embaucar (magia)</text:p>
          </table:table-cell>
        </table:table-row>
      </table:table>
      <text:p text:style-name="P4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7">意</text:p>
          </table:table-cell>
          <table:table-cell table:style-name="Tabla248.A1" table:number-rows-spanned="2" office:value-type="string">
            <text:p text:style-name="P83">イ</text:p>
          </table:table-cell>
          <table:table-cell table:style-name="Tabla248.C1" office:value-type="string">
            <text:p text:style-name="P69"><text:ruby text:style-name="Ru1"><text:ruby-base><text:span text:style-name="T83">意</text:span></text:ruby-base><text:ruby-text>い</text:ruby-text></text:ruby><text:span text:style-name="T107"> <text:s text:c="28"/></text:span><text:span text:style-name="T115">idea</text:span></text:p>
          </table:table-cell>
          <table:table-cell table:style-name="Tabla248.D1" office:value-type="string">
            <text:p text:style-name="P69"><text:ruby text:style-name="Ru1"><text:ruby-base><text:span text:style-name="T84">意</text:span></text:ruby-base><text:ruby-text>い</text:ruby-text></text:ruby><text:ruby text:style-name="Ru1"><text:ruby-base><text:span text:style-name="T84">味</text:span></text:ruby-base><text:ruby-text>み</text:ruby-text></text:ruby><text:span text:style-name="T107"> <text:s text:c="17"/>significado</text:span>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9"><text:ruby text:style-name="Ru1"><text:ruby-base><text:span text:style-name="T83">意</text:span></text:ruby-base><text:ruby-text>い</text:ruby-text></text:ruby><text:ruby text:style-name="Ru1"><text:ruby-base><text:span text:style-name="T83">見</text:span></text:ruby-base><text:ruby-text>けん</text:ruby-text></text:ruby><text:span text:style-name="T107"> <text:s text:c="21"/>opinión <text:s text:c="5"/></text:span></text:p>
          </table:table-cell>
          <table:table-cell table:style-name="Tabla248.D2" office:value-type="string">
            <text:p text:style-name="P128"><text:ruby text:style-name="Ru1"><text:ruby-base><text:span text:style-name="T90">意</text:span></text:ruby-base><text:ruby-text>い</text:ruby-text></text:ruby><text:ruby text:style-name="Ru1"><text:ruby-base><text:span text:style-name="T90">地</text:span></text:ruby-base><text:ruby-text>じ</text:ruby-text></text:ruby><text:span text:style-name="T73"> <text:s text:c="16"/>obstinación</text:span></text:p>
          </table:table-cell>
        </table:table-row>
      </table:table>
      <text:p text:style-name="P1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77">想</text:p>
          </table:table-cell>
          <table:table-cell table:style-name="Tabla249.A1" table:number-rows-spanned="2" office:value-type="string">
            <text:p text:style-name="P83">ソウ</text:p>
          </table:table-cell>
          <table:table-cell table:style-name="Tabla249.A1" office:value-type="string">
            <text:p text:style-name="P69"><text:ruby text:style-name="Ru1"><text:ruby-base><text:span text:style-name="T85">想</text:span></text:ruby-base><text:ruby-text>そう</text:ruby-text></text:ruby><text:span text:style-name="T110"> <text:s text:c="13"/></text:span><text:span text:style-name="T115">imaginación</text:span></text:p>
          </table:table-cell>
          <table:table-cell table:style-name="Tabla249.D1" office:value-type="string">
            <text:p text:style-name="P69"><text:ruby text:style-name="Ru1"><text:ruby-base><text:span text:style-name="T84">理</text:span></text:ruby-base><text:ruby-text>り</text:ruby-text></text:ruby><text:ruby text:style-name="Ru1"><text:ruby-base><text:span text:style-name="T84">想</text:span></text:ruby-base><text:ruby-text>そう</text:ruby-text></text:ruby><text:span text:style-name="T107"> <text:s text:c="26"/>ideal</text:span></text:p>
          </table:table-cell>
        </table:table-row>
        <table:table-row>
          <table:covered-table-cell/>
          <table:covered-table-cell/>
          <table:table-cell table:style-name="Tabla249.C2" office:value-type="string">
            <text:p text:style-name="P69"><text:ruby text:style-name="Ru1"><text:ruby-base><text:span text:style-name="T83">空</text:span></text:ruby-base><text:ruby-text>くう</text:ruby-text></text:ruby><text:ruby text:style-name="Ru1"><text:ruby-base><text:span text:style-name="T83">想</text:span></text:ruby-base><text:ruby-text>そう</text:ruby-text></text:ruby><text:span text:style-name="T76"> </text:span><text:span text:style-name="T73"><text:s text:c="12"/>imaginación</text:span></text:p>
          </table:table-cell>
          <table:table-cell table:style-name="Tabla249.D2" office:value-type="string">
            <text:p text:style-name="P127"><text:ruby text:style-name="Ru1"><text:ruby-base><text:span text:style-name="T83">空</text:span></text:ruby-base><text:ruby-text>くう</text:ruby-text></text:ruby><text:ruby text:style-name="Ru1"><text:ruby-base><text:span text:style-name="T83">想</text:span></text:ruby-base><text:ruby-text>そう</text:ruby-text></text:ruby><text:span text:style-name="T83">する</text:span><text:span text:style-name="T73"> <text:s text:c="11"/>imaginar</text:span></text:p>
          </table:table-cell>
        </table:table-row>
      </table:table>
      <text:p text:style-name="P22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7">気</text:p>
            </table:table-cell>
            <table:table-cell table:style-name="Tabla145.A1" office:value-type="string">
              <text:p text:style-name="P83">キ</text:p>
            </table:table-cell>
            <table:table-cell table:style-name="Tabla145.A1" office:value-type="string">
              <text:p text:style-name="P75"><text:ruby text:style-name="Ru1"><text:ruby-base><text:span text:style-name="T90">気</text:span></text:ruby-base><text:ruby-text>き</text:ruby-text></text:ruby><text:span text:style-name="T107"> <text:s text:c="33"/></text:span><text:span text:style-name="T109">ki</text:span></text:p>
              <text:p text:style-name="P85"><text:s text:c="8"/>“energía del espíritu”</text:p>
            </table:table-cell>
            <table:table-cell table:style-name="Tabla145.D1" office:value-type="string">
              <text:p text:style-name="P75"><text:ruby text:style-name="Ru1"><text:ruby-base><text:span text:style-name="T90">気</text:span></text:ruby-base><text:ruby-text>き</text:ruby-text></text:ruby><text:ruby text:style-name="Ru1"><text:ruby-base><text:span text:style-name="T90">持</text:span></text:ruby-base><text:ruby-text>も</text:ruby-text></text:ruby><text:span text:style-name="T90">ち</text:span><text:span text:style-name="T107"> <text:s text:c="8"/>sentimientos</text:span></text:p>
            </table:table-cell>
          </table:table-row>
        </table:table-header-rows>
      </table:table>
      <text:p text:style-name="P48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7">理</text:p>
          </table:table-cell>
          <table:table-cell table:style-name="Tabla294.A1" table:number-rows-spanned="2" office:value-type="string">
            <text:p text:style-name="P100">リ</text:p>
          </table:table-cell>
          <table:table-cell table:style-name="Tabla294.A1" office:value-type="string">
            <text:p text:style-name="P69"><text:ruby text:style-name="Ru1"><text:ruby-base><text:span text:style-name="T90">理</text:span></text:ruby-base><text:ruby-text>り</text:ruby-text></text:ruby><text:span text:style-name="T107"> <text:s text:c="23"/></text:span><text:span text:style-name="T113">lógica</text:span></text:p>
          </table:table-cell>
          <table:table-cell table:style-name="Tabla294.D1" office:value-type="string">
            <text:p text:style-name="P92"><text:span text:style-name="T90">りょう</text:span><text:ruby text:style-name="Ru1"><text:ruby-base><text:span text:style-name="T90">理</text:span></text:ruby-base><text:ruby-text>り</text:ruby-text></text:ruby><text:span text:style-name="T107"> <text:s text:c="8"/>(la) cocina</text:span>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92"><text:ruby text:style-name="Ru1"><text:ruby-base><text:span text:style-name="T90">理</text:span></text:ruby-base><text:ruby-text>り</text:ruby-text></text:ruby><text:ruby text:style-name="Ru1"><text:ruby-base><text:span text:style-name="T90">科</text:span></text:ruby-base><text:ruby-text>か</text:ruby-text></text:ruby><text:span text:style-name="T107"> <text:s text:c="21"/>ciencia</text:span></text:p>
          </table:table-cell>
          <table:table-cell table:style-name="Tabla294.D2" office:value-type="string">
            <text:p text:style-name="P217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7">元</text:p>
          </table:table-cell>
          <table:table-cell table:style-name="Tabla298.A1" office:value-type="string">
            <text:p text:style-name="P100">もと</text:p>
          </table:table-cell>
          <table:table-cell table:style-name="Tabla298.A1" office:value-type="string">
            <text:p text:style-name="P69"><text:ruby text:style-name="Ru1"><text:ruby-base><text:span text:style-name="T90">元</text:span></text:ruby-base><text:ruby-text>もと</text:ruby-text></text:ruby><text:span text:style-name="T107"> <text:s text:c="13"/>origen de algo</text:span></text:p>
          </table:table-cell>
          <table:table-cell table:style-name="Tabla298.D1" office:value-type="string">
            <text:p text:style-name="P92"><text:ruby text:style-name="Ru1"><text:ruby-base><text:span text:style-name="T90">元</text:span></text:ruby-base><text:ruby-text>もと</text:ruby-text></text:ruby><text:ruby text:style-name="Ru1"><text:ruby-base><text:span text:style-name="T90">々</text:span></text:ruby-base><text:ruby-text>もと</text:ruby-text></text:ruby><text:span text:style-name="T107"> <text:s text:c="11"/>originalmente</text:span></text:p>
          </table:table-cell>
        </table:table-row>
        <table:table-row>
          <table:covered-table-cell/>
          <table:table-cell table:style-name="Tabla298.B2" office:value-type="string">
            <text:p text:style-name="P101">ゲン</text:p>
          </table:table-cell>
          <table:table-cell table:style-name="Tabla298.C2" office:value-type="string">
            <text:p text:style-name="P75"><text:ruby text:style-name="Ru1"><text:ruby-base><text:span text:style-name="T90">元</text:span></text:ruby-base><text:ruby-text>げん</text:ruby-text></text:ruby><text:ruby text:style-name="Ru1"><text:ruby-base><text:span text:style-name="T90">気</text:span></text:ruby-base><text:ruby-text>き</text:ruby-text></text:ruby><text:span text:style-name="T107"> <text:s text:c="23"/>sano</text:span></text:p>
          </table:table-cell>
          <table:table-cell table:style-name="Tabla298.D2" office:value-type="string">
            <text:p text:style-name="P75"/>
          </table:table-cell>
        </table:table-row>
      </table:table>
      <text:p text:style-name="P1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7">公</text:p>
          </table:table-cell>
          <table:table-cell table:style-name="Tabla250.A1" office:value-type="string">
            <text:p text:style-name="P100">コウ</text:p>
          </table:table-cell>
          <table:table-cell table:style-name="Tabla250.A1" office:value-type="string">
            <text:p text:style-name="P115"><text:ruby text:style-name="Ru1"><text:ruby-base><text:span text:style-name="T83">公</text:span></text:ruby-base><text:ruby-text>こう</text:ruby-text></text:ruby><text:span text:style-name="T112"> <text:s text:c="21"/></text:span><text:span text:style-name="T114">público</text:span></text:p>
          </table:table-cell>
          <table:table-cell table:style-name="Tabla250.D1" office:value-type="string">
            <text:p text:style-name="P115"><text:ruby text:style-name="Ru1"><text:ruby-base><text:span text:style-name="T83">公</text:span></text:ruby-base><text:ruby-text>こう</text:ruby-text></text:ruby><text:ruby text:style-name="Ru1"><text:ruby-base><text:span text:style-name="T83">正</text:span></text:ruby-base><text:ruby-text>せい</text:ruby-text></text:ruby><text:span text:style-name="T83">な</text:span><text:span text:style-name="T107"> <text:s text:c="20"/>justo</text:span></text:p>
          </table:table-cell>
        </table:table-row>
      </table:table>
      <text:p text:style-name="P36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3" office:value-type="string">
            <text:p text:style-name="P77">感</text:p>
          </table:table-cell>
          <table:table-cell table:style-name="Tabla307.A1" table:number-rows-spanned="3" office:value-type="string">
            <text:p text:style-name="P83">カン</text:p>
          </table:table-cell>
          <table:table-cell table:style-name="Tabla307.A1" office:value-type="string">
            <text:p text:style-name="P69"><text:ruby text:style-name="Ru1"><text:ruby-base><text:span text:style-name="T83">感</text:span></text:ruby-base><text:ruby-text>かん</text:ruby-text></text:ruby><text:span text:style-name="T107"> <text:s text:c="17"/></text:span><text:span text:style-name="T113">sensación</text:span></text:p>
          </table:table-cell>
          <table:table-cell table:style-name="Tabla307.D1" office:value-type="string">
            <text:p text:style-name="P70"><text:ruby text:style-name="Ru1"><text:ruby-base><text:span text:style-name="T83">感</text:span></text:ruby-base><text:ruby-text>かん</text:ruby-text></text:ruby><text:span text:style-name="T83">じ</text:span><text:span text:style-name="T73"> <text:s text:c="24"/></text:span><text:span text:style-name="T74">kanji</text:span></text:p>
            <text:p text:style-name="P209"><text:s text:c="6"/>(del mismo estilo, rollo)</text:p>
          </table:table-cell>
        </table:table-row>
        <table:table-row>
          <table:covered-table-cell/>
          <table:covered-table-cell/>
          <table:table-cell table:style-name="Tabla307.C2" office:value-type="string">
            <text:p text:style-name="P130"><text:ruby text:style-name="Ru1"><text:ruby-base><text:span text:style-name="T90">感</text:span></text:ruby-base><text:ruby-text>かん</text:ruby-text></text:ruby><text:ruby text:style-name="Ru1"><text:ruby-base><text:span text:style-name="T90">想</text:span></text:ruby-base><text:ruby-text>そう</text:ruby-text></text:ruby><text:span text:style-name="T75"> <text:s text:c="15"/>impresión</text:span></text:p>
            <text:p text:style-name="P210"><text:s text:c="12"/>(causada por algo)</text:p>
          </table:table-cell>
          <table:table-cell table:style-name="Tabla307.D2" office:value-type="string">
            <text:p text:style-name="P69"><text:ruby text:style-name="Ru1"><text:ruby-base><text:span text:style-name="T83">感</text:span></text:ruby-base><text:ruby-text>かん</text:ruby-text></text:ruby><text:ruby text:style-name="Ru1"><text:ruby-base><text:span text:style-name="T83">想</text:span></text:ruby-base><text:ruby-text>そう</text:ruby-text></text:ruby><text:ruby text:style-name="Ru1"><text:ruby-base><text:span text:style-name="T83">文</text:span></text:ruby-base><text:ruby-text>ぶん</text:ruby-text></text:ruby><text:span text:style-name="T107"> </text:span></text:p>
            <text:p text:style-name="P242"><text:s text:c="12"/>comentario de texto</text:p>
          </table:table-cell>
        </table:table-row>
        <table:table-row>
          <table:covered-table-cell/>
          <table:covered-table-cell/>
          <table:table-cell table:style-name="Tabla307.C2" office:value-type="string">
            <text:p text:style-name="P56"><text:ruby text:style-name="Ru1"><text:ruby-base>感</text:ruby-base><text:ruby-text>かん</text:ruby-text></text:ruby><text:ruby text:style-name="Ru1"><text:ruby-base>動</text:ruby-base><text:ruby-text>どう</text:ruby-text></text:ruby>する<text:span text:style-name="T73"> impresionarse </text:span></text:p>
            <text:p text:style-name="P57"><text:s text:c="23"/>(fascinarse)</text:p>
          </table:table-cell>
          <table:table-cell table:style-name="Tabla307.D2" office:value-type="string">
            <text:p text:style-name="P55"><text:ruby text:style-name="Ru1"><text:ruby-base><text:span text:style-name="T91">感</text:span></text:ruby-base><text:ruby-text>かん</text:ruby-text></text:ruby><text:ruby text:style-name="Ru1"><text:ruby-base><text:span text:style-name="T91">心</text:span></text:ruby-base><text:ruby-text>しん</text:ruby-text></text:ruby><text:span text:style-name="T91">する</text:span><text:span text:style-name="T73"> <text:s/>impresionarse <text:s/></text:span></text:p>
            <text:p text:style-name="P57"><text:s text:c="19"/>(por un motivo)</text:p>
          </table:table-cell>
        </table:table-row>
      </table:table>
      <text:p text:style-name="P1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77">運</text:p>
          </table:table-cell>
          <table:table-cell table:style-name="Tabla321.A1" table:number-rows-spanned="2" office:value-type="string">
            <text:p text:style-name="P83">ウン</text:p>
          </table:table-cell>
          <table:table-cell table:style-name="Tabla321.A1" office:value-type="string">
            <text:p text:style-name="P125"><text:ruby text:style-name="Ru1"><text:ruby-base><text:span text:style-name="T83">運</text:span></text:ruby-base><text:ruby-text>うん</text:ruby-text></text:ruby><text:span text:style-name="T73"> <text:s text:c="26"/>suerte <text:s text:c="9"/></text:span></text:p>
          </table:table-cell>
          <table:table-cell table:style-name="Tabla321.D1" office:value-type="string">
            <text:p text:style-name="P69"/>
            <text:p text:style-name="P128"><text:ruby text:style-name="Ru1"><text:ruby-base><text:span text:style-name="T90">運</text:span></text:ruby-base><text:ruby-text>うん</text:ruby-text></text:ruby><text:ruby text:style-name="Ru1"><text:ruby-base><text:span text:style-name="T90">動</text:span></text:ruby-base><text:ruby-text>どう</text:ruby-text></text:ruby><text:ruby text:style-name="Ru1"><text:ruby-base><text:span text:style-name="T90">場</text:span></text:ruby-base><text:ruby-text>じょう</text:ruby-text></text:ruby><text:span text:style-name="T111"> <text:s text:c="3"/></text:span></text:p>
            <text:p text:style-name="P207"><text:s text:c="11"/>gimnasio al aire libre</text:p>
          </table:table-cell>
        </table:table-row>
        <table:table-row>
          <table:covered-table-cell/>
          <table:covered-table-cell/>
          <table:table-cell table:style-name="Tabla321.C2" office:value-type="string">
            <text:p text:style-name="P69"><text:ruby text:style-name="Ru1"><text:ruby-base><text:span text:style-name="T90">運</text:span></text:ruby-base><text:ruby-text>うん</text:ruby-text></text:ruby><text:ruby text:style-name="Ru1"><text:ruby-base><text:span text:style-name="T90">動</text:span></text:ruby-base><text:ruby-text>どう</text:ruby-text></text:ruby><text:span text:style-name="T111"> <text:s text:c="9"/>ejercicio físico</text:span></text:p>
          </table:table-cell>
          <table:table-cell table:style-name="Tabla321.D2" office:value-type="string">
            <text:p text:style-name="P69"><text:ruby text:style-name="Ru1"><text:ruby-base><text:span text:style-name="T90">運</text:span></text:ruby-base><text:ruby-text>うん</text:ruby-text></text:ruby><text:ruby text:style-name="Ru1"><text:ruby-base><text:span text:style-name="T90">動</text:span></text:ruby-base><text:ruby-text>どう</text:ruby-text></text:ruby><text:span text:style-name="T90">する</text:span><text:span text:style-name="T111"> <text:s/>hacer ejercicio</text:span></text:p>
          </table:table-cell>
        </table:table-row>
        <table:table-row>
          <table:covered-table-cell/>
          <table:table-cell table:style-name="Tabla321.B3" office:value-type="string">
            <text:p text:style-name="P83">はこ</text:p>
          </table:table-cell>
          <table:table-cell table:style-name="Tabla321.B3" office:value-type="string">
            <text:p text:style-name="P69"><text:ruby text:style-name="Ru1"><text:ruby-base><text:span text:style-name="T83">運</text:span></text:ruby-base><text:ruby-text>はこ</text:ruby-text></text:ruby><text:span text:style-name="T83">ぶ</text:span> <text:s text:c="11"/>transportar</text:p>
          </table:table-cell>
          <table:table-cell table:style-name="Tabla321.D2" office:value-type="string">
            <text:p text:style-name="P69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77">真</text:p>
          </table:table-cell>
          <table:table-cell table:style-name="Tabla1.A1" office:value-type="string">
            <text:p text:style-name="P83">シン</text:p>
          </table:table-cell>
          <table:table-cell table:style-name="Tabla1.C1" office:value-type="string">
            <text:p text:style-name="P69"><text:ruby text:style-name="Ru1"><text:ruby-base><text:span text:style-name="T83">真</text:span></text:ruby-base><text:ruby-text>しん</text:ruby-text></text:ruby><text:ruby text:style-name="Ru1"><text:ruby-base><text:span text:style-name="T83">実</text:span></text:ruby-base><text:ruby-text>じつ</text:ruby-text></text:ruby><text:span text:style-name="T107"> <text:s text:c="14"/>(la) verdad</text:span></text:p>
          </table:table-cell>
          <table:table-cell table:style-name="Tabla1.D1" office:value-type="string">
            <text:p text:style-name="P69"><text:ruby text:style-name="Ru1"><text:ruby-base><text:span text:style-name="T83">真</text:span></text:ruby-base><text:ruby-text>しん</text:ruby-text></text:ruby><text:span text:style-name="T107"> <text:s text:c="7"/>“como dios manda”</text:span></text:p>
          </table:table-cell>
        </table:table-row>
        <table:table-row>
          <table:covered-table-cell/>
          <table:table-cell table:style-name="Tabla1.B2" office:value-type="string">
            <text:p text:style-name="P83">ま</text:p>
          </table:table-cell>
          <table:table-cell table:style-name="Tabla1.B2" office:value-type="string">
            <text:p text:style-name="P69"><text:ruby text:style-name="Ru1"><text:ruby-base><text:span text:style-name="T83">真</text:span></text:ruby-base><text:ruby-text>ま</text:ruby-text></text:ruby><text:span text:style-name="T83">っ</text:span><text:ruby text:style-name="Ru1"><text:ruby-base><text:span text:style-name="T83">白</text:span></text:ruby-base><text:ruby-text>しろ</text:ruby-text></text:ruby><text:span text:style-name="T107"> <text:s text:c="4"/></text:span></text:p>
            <text:p text:style-name="P242"><text:s text:c="6"/>completamente blanco</text:p>
          </table:table-cell>
          <table:table-cell table:style-name="Tabla1.D2" office:value-type="string">
            <text:p text:style-name="P69"><text:ruby text:style-name="Ru1"><text:ruby-base><text:span text:style-name="T83">真</text:span></text:ruby-base><text:ruby-text>ま</text:ruby-text></text:ruby><text:span text:style-name="T83">っ</text:span><text:ruby text:style-name="Ru1"><text:ruby-base><text:span text:style-name="T83">黒</text:span></text:ruby-base><text:ruby-text>くろ</text:ruby-text></text:ruby><text:span text:style-name="T107"> <text:s/></text:span></text:p>
            <text:p text:style-name="P242"><text:s text:c="9"/>completamente negro</text:p>
          </table:table-cell>
        </table:table-row>
      </table:table>
      <text:p text:style-name="P30"/>
      <text:p text:style-name="P3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7">活</text:p>
          </table:table-cell>
          <table:table-cell table:style-name="Tabla2.A1" office:value-type="string">
            <text:p text:style-name="P100">カツ</text:p>
          </table:table-cell>
          <table:table-cell table:style-name="Tabla2.A1" office:value-type="string">
            <text:p text:style-name="P69"><text:ruby text:style-name="Ru1"><text:ruby-base><text:span text:style-name="T49">活</text:span></text:ruby-base><text:ruby-text>かつ</text:ruby-text></text:ruby><text:span text:style-name="T50"> <text:s text:c="27"/></text:span><text:span text:style-name="T116">vida</text:span></text:p>
          </table:table-cell>
          <table:table-cell table:style-name="Tabla2.D1" office:value-type="string">
            <text:p text:style-name="P92"><text:ruby text:style-name="Ru1"><text:ruby-base><text:span text:style-name="T90">生</text:span></text:ruby-base><text:ruby-text>せい</text:ruby-text></text:ruby><text:ruby text:style-name="Ru1"><text:ruby-base><text:span text:style-name="T90">活</text:span></text:ruby-base><text:ruby-text>かつ</text:ruby-text></text:ruby><text:span text:style-name="T107"> <text:s text:c="11"/>vida cotidiana</text:span></text:p>
          </table:table-cell>
        </table:table-row>
      </table:table>
      <text:p text:style-name="P2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40M32S</meta:editing-duration>
    <dc:date>2014-03-18T10:47:02</dc:date>
    <meta:print-date>2014-03-17T23:59:17</meta:print-date>
    <dc:creator>manu tero</dc:creator>
    <meta:printed-by>manu tero</meta:printed-by>
    <meta:document-statistic meta:table-count="16" meta:image-count="0" meta:object-count="0" meta:page-count="2" meta:paragraph-count="109" meta:word-count="287" meta:character-count="1985"/>
  </office:meta>
</office:document-meta>
</file>